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90000027E28F05B114FB823F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839in" fo:min-width="0.1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854in" fo:min-width="0.18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1.489in" svg:y="0in" svg:width="3.7602in" svg:height="6.6457in" draw:z-index="0"><draw:image xlink:href="Pictures/10000000000001690000027E28F05B114FB823F9.png" xlink:type="simple" xlink:show="embed" xlink:actuate="onLoad" loext:mime-type="image/png"/></draw:frame><draw:custom-shape text:anchor-type="paragraph" draw:z-index="1" draw:name="Shape1" draw:style-name="gr1" draw:text-style-name="P1" svg:width="0.2606in" svg:height="0.2606in" svg:x="1.7862in" svg:y="0.9217in"><text:p text:style-name="P1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1" svg:width="0.2606in" svg:height="0.2606in" svg:x="1.7862in" svg:y="1.6193in"><text:p text:style-name="P1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1" svg:width="0.2606in" svg:height="0.2606in" svg:x="1.7862in" svg:y="2.2756in"><text:p text:style-name="P1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1" draw:text-style-name="P1" svg:width="0.2606in" svg:height="0.2606in" svg:x="1.911in" svg:y="3.161in"><text:p text:style-name="P1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2" draw:text-style-name="P2" svg:width="0.2614in" svg:height="0.2622in" svg:x="2.1299in" svg:y="3.6091in"><text:p text:style-name="P1"><text:span text:style-name="T1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" draw:style-name="gr2" draw:text-style-name="P2" svg:width="0.2614in" svg:height="0.2622in" svg:x="2.0362in" svg:y="4.0984in"><text:p text:style-name="P1"><text:span text:style-name="T1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01:47:50.226909383</meta:creation-date>
    <dc:date>2019-08-23T01:51:35.904768674</dc:date>
    <meta:editing-duration>PT3M4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2.5.2$Linux_X86_64 LibreOffice_project/20$Build-2</meta:generator>
  </office:meta>
</office:document-meta>
</file>